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886a" officeooo:paragraph-rsid="0006886a"/>
    </style:style>
    <style:style style:name="P2" style:family="paragraph" style:parent-style-name="Standard">
      <style:text-properties officeooo:paragraph-rsid="0006886a"/>
    </style:style>
    <style:style style:name="P3" style:family="paragraph" style:parent-style-name="Standard">
      <style:text-properties officeooo:paragraph-rsid="00085315"/>
    </style:style>
    <style:style style:name="T1" style:family="text">
      <style:text-properties officeooo:rsid="0006886a"/>
    </style:style>
    <style:style style:name="T2" style:family="text">
      <style:text-properties fo:font-variant="normal" fo:text-transform="none" fo:color="#24292e" style:text-line-through-style="none" style:text-line-through-type="none" style:font-name="SFMono-Regular" fo:font-size="7.80000019073486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24292e" style:text-line-through-style="none" style:text-line-through-type="none" style:font-name="SFMono-Regular" fo:font-size="7.80000019073486pt" fo:letter-spacing="normal" fo:font-style="normal" style:text-underline-style="none" fo:font-weight="normal" officeooo:rsid="00085315" style:text-blinking="false" fo:background-color="transparent" loext:char-shading-value="0"/>
    </style:style>
    <style:style style:name="T4" style:family="text">
      <style:text-properties officeooo:rsid="000853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ii2 Advanced Installation</text:p>
      <text:p text:style-name="P1"/>
      <text:p text:style-name="P2"><text:span text:style-name="T1">Ordner namens „advanced“ auf dem Server erstellt und dortdrin yii2 mit composer installiert mit Befehl „</text:span><text:span text:style-name="T2">composer create-project --prefer-dist yiisoft/yii2-app-advanced yii-application</text:span><text:span text:style-name="T1">“.</text:span></text:p>
      <text:p text:style-name="P2"/>
      <text:p text:style-name="P3"><text:span text:style-name="T4">Initialisierung mit Befehl „</text:span><text:span text:style-name="T2">/</text:span><text:span text:style-name="T3">usr</text:span><text:span text:style-name="T2">/</text:span><text:span text:style-name="T3">bin</text:span><text:span text:style-name="T2">/php </text:span><text:span text:style-name="T3">var</text:span><text:span text:style-name="T2">/</text:span><text:span text:style-name="T3">www/html/advanced</text:span><text:span text:style-name="T2">/yii-application/init</text:span><text:span text:style-name="T4">“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0:56:46.476000000</meta:creation-date>
    <dc:date>2018-05-03T11:05:09.815000000</dc:date>
    <meta:editing-duration>PT8M25S</meta:editing-duration>
    <meta:editing-cycles>2</meta:editing-cycles>
    <meta:generator>LibreOffice/5.4.6.2$Windows_X86_64 LibreOffice_project/4014ce260a04f1026ba855d3b8d91541c224eab8</meta:generator>
    <meta:document-statistic meta:table-count="0" meta:image-count="0" meta:object-count="0" meta:page-count="1" meta:paragraph-count="3" meta:word-count="29" meta:character-count="296" meta:non-whitespace-character-count="271"/>
  </office:meta>
</office:document-meta>
</file>